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45cm" fo:min-width="16.0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10.29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4.26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26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83cm" fo:min-width="16.01cm"/>
    </style:style>
    <style:style style:name="gr10" style:family="graphic" style:parent-style-name="standard">
      <style:graphic-properties draw:textarea-horizontal-align="justify" draw:textarea-vertical-align="middle" draw:auto-grow-height="false" fo:min-height="1.337cm" fo:min-width="7.7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5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line-through-style="none" style:text-line-through-typ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2.7cm" svg:x="2.27cm" svg:y="13.38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1.588cm" svg:x="5.445cm" svg:y="14.017cm">
          <text:p text:style-name="P1">Equity Asse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953cm" svg:x="13.065cm" svg:y="15.287cm">
          <text:p text:style-name="P1">Cryp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0.953cm" svg:x="9.055cm" svg:y="15.287cm">
          <text:p text:style-name="P1">Opti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0.953cm" svg:x="5.762cm" svg:y="15.287cm">
          <text:p text:style-name="P1">Stock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985cm" svg:height="2.858cm" svg:x="8.302cm" svg:y="17.827cm">
          <draw:text-box>
            <text:p text:style-name="P2"><text:span text:style-name="T1">-Get asset price</text:span></text:p>
            <text:p text:style-name="P2"><text:span text:style-name="T1">-Buy asset</text:span></text:p>
            <text:p text:style-name="P2"><text:span text:style-name="T1">-Sell Asset</text:span></text:p>
            <text:p text:style-name="P2"><text:span text:style-name="T1">-Get asset portfolio data</text:span></text:p>
          </draw:text-box>
        </draw:frame>
        <draw:custom-shape draw:style-name="gr6" draw:text-style-name="P4" draw:layer="layout" svg:width="4.762cm" svg:height="1.588cm" svg:x="7.985cm" svg:y="20.684cm">
          <text:p text:style-name="P4"><text:span text:style-name="T2">Trading </text:span><text:span text:style-name="T2">Strateg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985cm" svg:height="1.27cm" svg:x="7.35cm" svg:y="12.43cm">
          <text:p text:style-name="P5">Portfolio Managemen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763cm" svg:height="1.27cm" svg:x="7.984cm" svg:y="16.557cm">
          <text:p text:style-name="P4"><text:span text:style-name="T2">Asset </text:span><text:span text:style-name="T2">Action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303cm" svg:height="3.581cm" svg:x="8.202cm" svg:y="22.272cm">
          <draw:text-box>
            <text:p text:style-name="P2"><text:span text:style-name="T1">-Options: Black-scholes, Bjerksund-stensland</text:span></text:p>
            <text:p text:style-name="P2"><text:span text:style-name="T1">-Stocks: Trend, Range, Breakout, Pairs, etc.</text:span></text:p>
            <text:p text:style-name="P2"><text:span text:style-name="T3">-Crypto: Dollar-Cost Averaging, Day Trading, etc.</text:span></text:p>
          </draw:text-box>
        </draw:frame>
        <draw:custom-shape draw:style-name="gr9" draw:text-style-name="P1" draw:layer="layout" svg:width="16.51cm" svg:height="5.08cm" svg:x="2.587cm" svg:y="4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587cm" svg:x="6.714cm" svg:y="3.222cm">
          <text:p text:style-name="P1">Trading Schedul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33cm" svg:height="1.27cm" svg:x="7.349cm" svg:y="5.444cm">
          <text:p text:style-name="P1">Schedule Actions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4.469cm" svg:height="1.916cm" svg:x="8.266cm" svg:y="6.714cm">
          <draw:text-box>
            <text:p text:style-name="P2"><text:span text:style-name="T1">-Set Schedule</text:span></text:p>
            <text:p text:style-name="P2"><text:span text:style-name="T1">-Update </text:span><text:span text:style-name="T1">Schedule</text:span></text:p>
            <text:p text:style-name="P2"><text:span text:style-name="T1">-Delete Schedu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6T19:33:28.379856192</meta:creation-date>
    <dc:date>2023-01-06T20:07:14.343181327</dc:date>
    <meta:editing-duration>PT33M32S</meta:editing-duration>
    <meta:editing-cycles>29</meta:editing-cycles>
    <meta:generator>LibreOffice/7.3.6.2$Linux_X86_64 LibreOffice_project/30$Build-2</meta:generator>
    <meta:document-statistic meta:object-count="14"/>
  </office:meta>
</office:document-meta>
</file>